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1.334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2.88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52cm"/>
    </style:style>
    <style:style style:name="co32" style:family="table-column">
      <style:table-column-properties fo:break-before="auto" style:column-width="0.975cm"/>
    </style:style>
    <style:style style:name="co33" style:family="table-column">
      <style:table-column-properties fo:break-before="auto" style:column-width="1.36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27" style:family="table-cell" style:parent-style-name="Default" style:data-style-name="N100">
      <style:table-cell-properties fo:background-color="#7ffe00"/>
    </style:style>
    <style:style style:name="ce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9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default-cell-style-name="ce1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5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5" table:number-columns-repeated="101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7" office:value-type="string" calcext:value-type="string">
            <text:p>197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500</text:p>
          </table:table-cell>
          <table:table-cell/>
          <table:table-cell table:style-name="ce15" office:value-type="string" calcext:value-type="string">
            <text:p>1.8</text:p>
          </table:table-cell>
          <table:table-cell table:style-name="ce15" office:value-type="string" calcext:value-type="string">
            <text:p>4501.8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822.06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67.62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45.43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table:style-name="ce15" office:value-type="string" calcext:value-type="string">
            <text:p>885.44</text:p>
          </table:table-cell>
          <table:table-cell table:style-name="ce15" table:number-columns-repeated="2"/>
          <table:table-cell/>
          <table:table-cell table:style-name="ce15" table:number-columns-repeated="3"/>
          <table:table-cell/>
          <table:table-cell table:style-name="ce15"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25" table:default-cell-style-name="ce15"/>
        <table:table-column table:style-name="co26" table:default-cell-style-name="ce15"/>
        <table:table-column table:style-name="co10" table:default-cell-style-name="ce15"/>
        <table:table-column table:style-name="co27" table:default-cell-style-name="ce15"/>
        <table:table-column table:style-name="co23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22" table:default-cell-style-name="ce15"/>
        <table:table-column table:style-name="co33" table:default-cell-style-name="ce15"/>
        <table:table-column table:style-name="co35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7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"/>
          <table:table-cell office:value-type="string" calcext:value-type="string">
            <text:p>1652.0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7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7" office:value-type="string" calcext:value-type="string">
            <text:p>16.52</text:p>
          </table:table-cell>
          <table:table-cell table:style-name="ce1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7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19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19" office:value-type="string" calcext:value-type="string">
            <text:p>1189.32 (283.4+905.92)</text:p>
          </table:table-cell>
          <table:table-cell table:number-columns-repeated="3"/>
          <table:table-cell table:style-name="ce19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.00.0000</text:date>, <text:time style:data-style-name="N2" text:time-value="17:09:46.65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3-19T17:10:51.298000000</dc:date>
    <meta:editing-duration>P4DT12H42M56S</meta:editing-duration>
    <meta:editing-cycles>1767</meta:editing-cycles>
    <meta:document-statistic meta:table-count="4" meta:cell-count="9923" meta:object-count="0"/>
  </office:meta>
</office:document-meta>
</file>